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B0000003881482F8F.png" manifest:media-type="image/png"/>
  <manifest:file-entry manifest:full-path="Pictures/100002010000005D00000038F2E1A863.png" manifest:media-type="image/png"/>
  <manifest:file-entry manifest:full-path="Pictures/1000020100000075000000388BE0948F.png" manifest:media-type="image/png"/>
  <manifest:file-entry manifest:full-path="Pictures/1000020100000080000000370DD5D06F.png" manifest:media-type="image/png"/>
  <manifest:file-entry manifest:full-path="Pictures/10000201000000C100000089AB08302B.png" manifest:media-type="image/png"/>
  <manifest:file-entry manifest:full-path="Pictures/10000201000000CF0000007D531C52EA.png" manifest:media-type="image/png"/>
  <manifest:file-entry manifest:full-path="Pictures/10000201000000DC000000660A1BC7E8.png" manifest:media-type="image/png"/>
  <manifest:file-entry manifest:full-path="Pictures/100002010000010D000000C1570222A0.png" manifest:media-type="image/png"/>
  <manifest:file-entry manifest:full-path="Pictures/10000201000000E3000000CC8694AB94.png" manifest:media-type="image/png"/>
  <manifest:file-entry manifest:full-path="Pictures/100002010000006B0000004352CC1DF7.png" manifest:media-type="image/png"/>
  <manifest:file-entry manifest:full-path="Pictures/1000020100000126000000A7CC724259.png" manifest:media-type="image/png"/>
  <manifest:file-entry manifest:full-path="Pictures/1000020100000162000000F311E3C4CB.png" manifest:media-type="image/png"/>
  <manifest:file-entry manifest:full-path="Pictures/10000201000000DC000000679029C09F.png" manifest:media-type="image/png"/>
  <manifest:file-entry manifest:full-path="Pictures/100002010000007B00000037E73A4F85.png" manifest:media-type="image/png"/>
  <manifest:file-entry manifest:full-path="Pictures/100002010000015E000000E6F7A0E19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8" draw:id="id8" draw:layer="layout" svg:width="9.259cm" svg:height="6.084cm" svg:x="1cm" svg:y="2.016cm">
          <draw:image xlink:href="Pictures/100002010000015E000000E6F7A0E197.png" xlink:type="simple" xlink:show="embed" xlink:actuate="onLoad">
            <text:p/>
          </draw:image>
        </draw:frame>
        <draw:frame draw:style-name="gr1" draw:text-style-name="P1" xml:id="id19" draw:id="id19" draw:layer="layout" svg:width="5.82cm" svg:height="2.724cm" svg:x="22.88cm" svg:y="2cm">
          <draw:image xlink:href="Pictures/10000201000000DC000000679029C09F.png" xlink:type="simple" xlink:show="embed" xlink:actuate="onLoad">
            <text:p/>
          </draw:image>
        </draw:frame>
        <draw:frame draw:style-name="gr1" draw:text-style-name="P1" xml:id="id16" draw:id="id16" draw:layer="layout" svg:width="9.365cm" svg:height="6.428cm" svg:x="11.8cm" svg:y="1.072cm">
          <draw:image xlink:href="Pictures/1000020100000162000000F311E3C4CB.png" xlink:type="simple" xlink:show="embed" xlink:actuate="onLoad">
            <text:p/>
          </draw:image>
        </draw:frame>
        <draw:frame draw:style-name="gr1" draw:text-style-name="P1" xml:id="id12" draw:id="id12" draw:layer="layout" svg:width="7.778cm" svg:height="4.418cm" svg:x="12.622cm" svg:y="8.3cm">
          <draw:image xlink:href="Pictures/1000020100000126000000A7CC724259.png" xlink:type="simple" xlink:show="embed" xlink:actuate="onLoad">
            <text:p/>
          </draw:image>
        </draw:frame>
        <draw:frame draw:style-name="gr1" draw:text-style-name="P1" xml:id="id4" draw:id="id4" draw:layer="layout" svg:width="6.005cm" svg:height="5.397cm" svg:x="5.795cm" svg:y="8.7cm">
          <draw:image xlink:href="Pictures/10000201000000E3000000CC8694AB94.png" xlink:type="simple" xlink:show="embed" xlink:actuate="onLoad">
            <text:p/>
          </draw:image>
        </draw:frame>
        <draw:frame draw:style-name="gr1" draw:text-style-name="P1" xml:id="id7" draw:id="id7" draw:layer="layout" svg:width="7.116cm" svg:height="5.105cm" svg:x="21.4cm" svg:y="9cm">
          <draw:image xlink:href="Pictures/100002010000010D000000C1570222A0.png" xlink:type="simple" xlink:show="embed" xlink:actuate="onLoad">
            <text:p/>
          </draw:image>
        </draw:frame>
        <draw:frame draw:style-name="gr1" draw:text-style-name="P1" xml:id="id2" draw:id="id2" draw:layer="layout" svg:width="5.82cm" svg:height="2.698cm" svg:x="1.18cm" svg:y="17.2cm">
          <draw:image xlink:href="Pictures/10000201000000DC000000660A1BC7E8.png" xlink:type="simple" xlink:show="embed" xlink:actuate="onLoad">
            <text:p/>
          </draw:image>
        </draw:frame>
        <draw:frame draw:style-name="gr1" draw:text-style-name="P1" xml:id="id3" draw:id="id3" draw:layer="layout" svg:width="5.476cm" svg:height="3.306cm" svg:x="7.324cm" svg:y="15.194cm">
          <draw:image xlink:href="Pictures/10000201000000CF0000007D531C52EA.png" xlink:type="simple" xlink:show="embed" xlink:actuate="onLoad">
            <text:p/>
          </draw:image>
        </draw:frame>
        <draw:frame draw:style-name="gr1" draw:text-style-name="P1" xml:id="id1" draw:id="id1" draw:layer="layout" svg:width="5.105cm" svg:height="3.624cm" svg:x="13.295cm" svg:y="16.376cm">
          <draw:image xlink:href="Pictures/10000201000000C100000089AB08302B.png" xlink:type="simple" xlink:show="embed" xlink:actuate="onLoad">
            <text:p/>
          </draw:image>
        </draw:frame>
        <draw:frame draw:style-name="gr1" draw:text-style-name="P1" xml:id="id11" draw:id="id11" draw:layer="layout" svg:width="3.386cm" svg:height="1.454cm" svg:x="1.414cm" svg:y="9.146cm">
          <draw:image xlink:href="Pictures/1000020100000080000000370DD5D06F.png" xlink:type="simple" xlink:show="embed" xlink:actuate="onLoad">
            <text:p/>
          </draw:image>
        </draw:frame>
        <draw:frame draw:style-name="gr1" draw:text-style-name="P1" xml:id="id10" draw:id="id10" draw:layer="layout" svg:width="3.095cm" svg:height="1.481cm" svg:x="1.605cm" svg:y="10.8cm">
          <draw:image xlink:href="Pictures/1000020100000075000000388BE0948F.png" xlink:type="simple" xlink:show="embed" xlink:actuate="onLoad">
            <text:p/>
          </draw:image>
        </draw:frame>
        <draw:frame draw:style-name="gr1" draw:text-style-name="P1" xml:id="id9" draw:id="id9" draw:layer="layout" svg:width="3.253cm" svg:height="1.481cm" svg:x="1.447cm" svg:y="12.5cm">
          <draw:image xlink:href="Pictures/100002010000007B0000003881482F8F.png" xlink:type="simple" xlink:show="embed" xlink:actuate="onLoad">
            <text:p/>
          </draw:image>
        </draw:frame>
        <draw:frame draw:style-name="gr1" draw:text-style-name="P1" xml:id="id6" draw:id="id6" draw:layer="layout" svg:width="3.253cm" svg:height="1.454cm" svg:x="15.147cm" svg:y="13.1cm">
          <draw:image xlink:href="Pictures/100002010000007B00000037E73A4F85.png" xlink:type="simple" xlink:show="embed" xlink:actuate="onLoad">
            <text:p/>
          </draw:image>
        </draw:frame>
        <draw:frame draw:style-name="gr1" draw:text-style-name="P1" xml:id="id13" draw:id="id13" draw:layer="layout" svg:width="2.46cm" svg:height="1.481cm" svg:x="21.3cm" svg:y="16.4cm">
          <draw:image xlink:href="Pictures/100002010000005D00000038F2E1A863.png" xlink:type="simple" xlink:show="embed" xlink:actuate="onLoad">
            <text:p/>
          </draw:image>
        </draw:frame>
        <draw:frame draw:style-name="gr1" draw:text-style-name="P1" xml:id="id17" draw:id="id17" draw:layer="layout" svg:width="2.83cm" svg:height="1.772cm" svg:x="23.47cm" svg:y="4.928cm">
          <draw:image xlink:href="Pictures/100002010000006B0000004352CC1DF7.png" xlink:type="simple" xlink:show="embed" xlink:actuate="onLoad">
            <text:p/>
          </draw:image>
        </draw:frame>
        <draw:connector draw:style-name="gr2" draw:text-style-name="P1" draw:layer="layout" draw:line-skew="2.752cm" svg:x1="13.295cm" svg:y1="18.188cm" svg:x2="7cm" svg:y2="18.549cm" draw:start-shape="id1" draw:start-glue-point="3" draw:end-shape="id2" draw:end-glue-point="1" svg:d="M13295 18188h-395v361h-5900" svg:viewBox="0 0 6296 362">
          <text:p/>
        </draw:connector>
        <draw:connector draw:style-name="gr2" draw:text-style-name="P1" draw:layer="layout" svg:x1="7.324cm" svg:y1="16.847cm" svg:x2="4.09cm" svg:y2="17.2cm" draw:start-shape="id3" draw:start-glue-point="3" draw:end-shape="id2" draw:end-glue-point="0" svg:d="M7324 16847h-3234v353" svg:viewBox="0 0 3235 354">
          <text:p/>
        </draw:connector>
        <draw:connector draw:style-name="gr3" draw:text-style-name="P1" draw:layer="layout" draw:line-skew="0.054cm" svg:x1="10.062cm" svg:y1="15.194cm" svg:x2="8.797cm" svg:y2="14.097cm" draw:start-shape="id3" draw:start-glue-point="0" draw:end-shape="id4" draw:end-glue-point="2" svg:d="M10062 15194v-494h-1265v-603" svg:viewBox="0 0 1266 1098">
          <text:p/>
        </draw:connector>
        <draw:connector draw:style-name="gr3" draw:text-style-name="P1" draw:layer="layout" draw:line-skew="-0.569cm" svg:x1="15.847cm" svg:y1="16.376cm" svg:x2="10.629cm" svg:y2="13.962cm" draw:start-shape="id1" draw:start-glue-point="0" draw:end-shape="id5" draw:end-glue-point="2" svg:d="M15847 16376v-1776h-5218v-638" svg:viewBox="0 0 5219 2415">
          <text:p/>
        </draw:connector>
        <draw:connector draw:style-name="gr3" draw:text-style-name="P1" draw:layer="layout" draw:line-skew="-1.474cm" svg:x1="11.8cm" svg:y1="11.398cm" svg:x2="15.147cm" svg:y2="13.827cm" draw:start-shape="id4" draw:end-shape="id6" svg:d="M11800 11398h200v2429h3147" svg:viewBox="0 0 3348 2430">
          <text:p/>
        </draw:connector>
        <draw:connector draw:style-name="gr3" draw:text-style-name="P1" draw:layer="layout" draw:line-skew="1cm" svg:x1="21.4cm" svg:y1="11.552cm" svg:x2="18.4cm" svg:y2="13.827cm" draw:start-shape="id7" draw:start-glue-point="3" draw:end-shape="id6" draw:end-glue-point="1" svg:d="M21400 11552h-500v2275h-2500" svg:viewBox="0 0 3001 2276">
          <text:p/>
        </draw:connector>
        <draw:connector draw:style-name="gr3" draw:text-style-name="P1" draw:layer="layout" svg:x1="5.629cm" svg:y1="8.1cm" svg:x2="4.7cm" svg:y2="13.24cm" draw:start-shape="id8" draw:end-shape="id9" draw:end-glue-point="1" svg:d="M5629 8100v5140h-929" svg:viewBox="0 0 930 5141">
          <text:p/>
        </draw:connector>
        <draw:connector draw:style-name="gr3" draw:text-style-name="P1" draw:layer="layout" svg:x1="5.629cm" svg:y1="8.1cm" svg:x2="4.7cm" svg:y2="11.54cm" draw:start-shape="id8" draw:end-shape="id10" draw:end-glue-point="1" svg:d="M5629 8100v3440h-929" svg:viewBox="0 0 930 3441">
          <text:p/>
        </draw:connector>
        <draw:connector draw:style-name="gr3" draw:text-style-name="P1" draw:layer="layout" svg:x1="5.629cm" svg:y1="8.1cm" svg:x2="4.8cm" svg:y2="9.873cm" draw:start-shape="id8" draw:start-glue-point="2" draw:end-shape="id11" draw:end-glue-point="1" svg:d="M5629 8100v1773h-829" svg:viewBox="0 0 830 1774">
          <text:p/>
        </draw:connector>
        <draw:connector draw:style-name="gr3" draw:text-style-name="P1" draw:layer="layout" draw:line-skew="-0.3cm -0.159cm -0.2cm" svg:x1="20.4cm" svg:y1="10.509cm" svg:x2="21.3cm" svg:y2="17.14cm" draw:start-shape="id12" draw:start-glue-point="1" draw:end-shape="id13" draw:end-glue-point="3" svg:d="M20400 10509h200v3891 2740h700" svg:viewBox="0 0 901 6632">
          <text:p/>
        </draw:connector>
        <draw:connector draw:style-name="gr3" draw:text-style-name="P1" draw:layer="layout" svg:x1="21cm" svg:y1="6.981cm" svg:x2="24.958cm" svg:y2="9cm" draw:start-shape="id14" draw:start-glue-point="1" draw:end-shape="id7" draw:end-glue-point="0" svg:d="M21000 6981h3958v2019" svg:viewBox="0 0 3959 2020">
          <text:p/>
        </draw:connector>
        <draw:frame draw:style-name="gr4" xml:id="id15" draw:id="id15" draw:layer="layout" svg:width="0.858cm" svg:height="0.962cm" svg:x="10.842cm" svg:y="10cm">
          <draw:text-box>
            <text:p><text:s text:c="2"/></text:p>
          </draw:text-box>
        </draw:frame>
        <draw:connector draw:style-name="gr3" draw:text-style-name="P1" draw:layer="layout" svg:x1="12.622cm" svg:y1="10.509cm" svg:x2="11.7cm" svg:y2="10.481cm" draw:start-shape="id12" draw:start-glue-point="3" draw:end-shape="id15" draw:end-glue-point="1" svg:d="M12622 10509h-461v-28h-461" svg:viewBox="0 0 923 29">
          <text:p/>
        </draw:connector>
        <draw:frame draw:style-name="gr5" draw:layer="layout" svg:width="0.8cm" svg:height="0.962cm" svg:x="10.9cm" svg:y="10cm">
          <draw:text-box>
            <text:p><text:s text:c="2"/></text:p>
          </draw:text-box>
        </draw:frame>
        <draw:frame draw:style-name="gr4" xml:id="id5" draw:id="id5" draw:layer="layout" svg:width="0.858cm" svg:height="0.962cm" svg:x="10.2cm" svg:y="13cm">
          <draw:text-box>
            <text:p><text:s text:c="2"/></text:p>
          </draw:text-box>
        </draw:frame>
        <draw:connector draw:style-name="gr3" draw:text-style-name="P1" draw:layer="layout" svg:x1="21.165cm" svg:y1="4.286cm" svg:x2="23.47cm" svg:y2="5.814cm" draw:start-shape="id16" draw:end-shape="id17" draw:end-glue-point="3" svg:d="M21165 4286h1153v1528h1152" svg:viewBox="0 0 2306 1529">
          <text:p/>
        </draw:connector>
        <draw:connector draw:style-name="gr6" draw:text-style-name="P1" draw:layer="layout" svg:x1="10.259cm" svg:y1="5.058cm" svg:x2="11.8cm" svg:y2="4.286cm" draw:start-shape="id8" draw:end-shape="id16" draw:end-glue-point="3" svg:d="M10259 5058h771v-772h770" svg:viewBox="0 0 1542 773">
          <text:p/>
        </draw:connector>
        <draw:frame draw:style-name="gr4" draw:layer="layout" svg:width="0.858cm" svg:height="0.962cm" svg:x="20.142cm" svg:y="2.338cm">
          <draw:text-box>
            <text:p><text:s text:c="2"/></text:p>
          </draw:text-box>
        </draw:frame>
        <draw:frame draw:style-name="gr4" xml:id="id18" draw:id="id18" draw:layer="layout" svg:width="0.858cm" svg:height="0.962cm" svg:x="20.142cm" svg:y="2.338cm">
          <draw:text-box>
            <text:p><text:s text:c="2"/></text:p>
          </draw:text-box>
        </draw:frame>
        <draw:connector draw:style-name="gr7" draw:text-style-name="P1" draw:layer="layout" svg:x1="21cm" svg:y1="2.819cm" svg:x2="22.88cm" svg:y2="3.362cm" draw:start-shape="id18" draw:start-glue-point="1" draw:end-shape="id19" svg:d="M21000 2819h940v543h940" svg:viewBox="0 0 1881 544">
          <text:p/>
        </draw:connector>
        <draw:connector draw:style-name="gr7" draw:text-style-name="P1" draw:layer="layout" draw:line-skew="3.681cm" svg:x1="1.117cm" svg:y1="8cm" svg:x2="1.582cm" svg:y2="17.238cm" draw:start-shape="id20" draw:start-glue-point="2" draw:end-shape="id21" draw:end-glue-point="0" svg:d="M1117 8000v8300h465v938" svg:viewBox="0 0 466 9239">
          <text:p/>
        </draw:connector>
        <draw:frame draw:style-name="gr4" xml:id="id21" draw:id="id21" draw:layer="layout" svg:width="1.035cm" svg:height="0.962cm" svg:x="1.065cm" svg:y="17.238cm">
          <draw:text-box>
            <text:p><text:s text:c="3"/></text:p>
          </draw:text-box>
        </draw:frame>
        <draw:frame draw:style-name="gr8" xml:id="id20" draw:id="id20" draw:layer="layout" svg:width="1.035cm" svg:height="0.962cm" svg:x="0.6cm" svg:y="7.038cm">
          <draw:text-box>
            <text:p><text:s text:c="3"/></text:p>
          </draw:text-box>
        </draw:frame>
        <draw:connector draw:style-name="gr7" draw:text-style-name="P1" draw:layer="layout" svg:x1="1.117cm" svg:y1="8cm" svg:x2="7.265cm" svg:y2="15.619cm" draw:start-shape="id20" draw:start-glue-point="2" draw:end-shape="id22" draw:end-glue-point="3" svg:d="M1117 8000v7619h6148" svg:viewBox="0 0 6149 7620">
          <text:p/>
        </draw:connector>
        <draw:frame draw:style-name="gr4" xml:id="id22" draw:id="id22" draw:layer="layout" svg:width="1.035cm" svg:height="0.962cm" svg:x="7.265cm" svg:y="15.138cm">
          <draw:text-box>
            <text:p><text:s text:c="3"/></text:p>
          </draw:text-box>
        </draw:frame>
        <draw:frame draw:style-name="gr4" xml:id="id23" draw:id="id23" draw:layer="layout" svg:width="1.035cm" svg:height="0.962cm" svg:x="13.3cm" svg:y="19.338cm">
          <draw:text-box>
            <text:p><text:s text:c="3"/></text:p>
          </draw:text-box>
        </draw:frame>
        <draw:frame draw:style-name="gr4" xml:id="id25" draw:id="id25" draw:layer="layout" svg:width="1.035cm" svg:height="0.962cm" svg:x="7.266cm" svg:y="15.138cm">
          <draw:text-box>
            <text:p><text:s text:c="3"/></text:p>
          </draw:text-box>
        </draw:frame>
        <draw:connector draw:style-name="gr7" draw:text-style-name="P1" draw:layer="layout" svg:x1="1.117cm" svg:y1="8cm" svg:x2="13.3cm" svg:y2="19.819cm" draw:start-shape="id20" draw:start-glue-point="2" draw:end-shape="id23" draw:end-glue-point="3" svg:d="M1117 8000v11819h12183" svg:viewBox="0 0 12184 11820">
          <text:p/>
        </draw:connector>
        <draw:connector draw:style-name="gr7" draw:text-style-name="P1" draw:layer="layout" draw:line-skew="3.531cm" svg:x1="12.282cm" svg:y1="7.4cm" svg:x2="7.783cm" svg:y2="15.138cm" draw:start-shape="id24" draw:end-shape="id25" draw:end-glue-point="0" svg:d="M12282 7400v7400h-4499v338" svg:viewBox="0 0 4500 7739">
          <text:p/>
        </draw:connector>
        <draw:frame draw:style-name="gr8" xml:id="id24" draw:id="id24" draw:layer="layout" svg:width="1.035cm" svg:height="0.962cm" svg:x="11.765cm" svg:y="6.438cm">
          <draw:text-box>
            <text:p><text:s text:c="3"/></text:p>
          </draw:text-box>
        </draw:frame>
        <draw:connector draw:style-name="gr7" draw:text-style-name="P1" draw:layer="layout" draw:line-skew="2.9cm" svg:x1="12.282cm" svg:y1="7.4cm" svg:x2="13.818cm" svg:y2="16.4cm" draw:start-shape="id24" draw:start-glue-point="2" draw:end-shape="id26" draw:end-glue-point="0" svg:d="M12282 7400v7400h1536v1600" svg:viewBox="0 0 1537 9001">
          <text:p/>
        </draw:connector>
        <draw:frame draw:style-name="gr4" draw:layer="layout" svg:width="1.035cm" svg:height="0.962cm" svg:x="13.3cm" svg:y="16.4cm">
          <draw:text-box>
            <text:p><text:s text:c="3"/></text:p>
          </draw:text-box>
        </draw:frame>
        <draw:frame draw:style-name="gr4" xml:id="id26" draw:id="id26" draw:layer="layout" svg:width="1.035cm" svg:height="0.962cm" svg:x="13.301cm" svg:y="16.4cm">
          <draw:text-box>
            <text:p><text:s text:c="3"/></text:p>
          </draw:text-box>
        </draw:frame>
        <draw:connector draw:style-name="gr7" draw:text-style-name="P1" draw:layer="layout" svg:x1="11.765cm" svg:y1="6.919cm" svg:x2="11.205cm" svg:y2="8.714cm" draw:start-shape="id24" draw:start-glue-point="3" draw:end-shape="id27" draw:end-glue-point="0" svg:d="M11765 6919h-560v1795" svg:viewBox="0 0 561 1796">
          <text:p/>
        </draw:connector>
        <draw:frame draw:style-name="gr9" xml:id="id27" draw:id="id27" draw:layer="layout" svg:width="1.035cm" svg:height="0.962cm" draw:transform="rotate (0.0125663706143592) translate (10.688cm 8.72cm)">
          <draw:text-box>
            <text:p><text:s text:c="3"/></text:p>
          </draw:text-box>
        </draw:frame>
        <draw:frame draw:style-name="gr4" draw:layer="layout" svg:width="0.858cm" svg:height="0.962cm" svg:x="20.142cm" svg:y="6.5cm">
          <draw:text-box>
            <text:p><text:s text:c="2"/></text:p>
          </draw:text-box>
        </draw:frame>
        <draw:frame draw:style-name="gr4" xml:id="id14" draw:id="id14" draw:layer="layout" svg:width="0.858cm" svg:height="0.962cm" svg:x="20.142cm" svg:y="6.5cm">
          <draw:text-box>
            <text:p><text:s text:c="2"/></text:p>
          </draw:text-box>
        </draw:frame>
        <draw:frame draw:style-name="gr4" draw:layer="layout" svg:width="0.858cm" svg:height="0.962cm" svg:x="15cm" svg:y="6.5cm">
          <draw:text-box>
            <text:p><text:s text:c="2"/></text:p>
          </draw:text-box>
        </draw:frame>
        <draw:frame draw:style-name="gr4" xml:id="id28" draw:id="id28" draw:layer="layout" svg:width="0.858cm" svg:height="0.962cm" svg:x="15cm" svg:y="6.5cm">
          <draw:text-box>
            <text:p><text:s text:c="2"/></text:p>
          </draw:text-box>
        </draw:frame>
        <draw:connector draw:style-name="gr3" draw:text-style-name="P1" draw:layer="layout" draw:line-skew="-0.281cm" svg:x1="15.429cm" svg:y1="7.462cm" svg:x2="16.511cm" svg:y2="8.3cm" draw:start-shape="id28" draw:start-glue-point="2" draw:end-shape="id12" draw:end-glue-point="0" svg:d="M15429 7462v138h1082v700" svg:viewBox="0 0 1083 8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3000 3000" svg:d="M1500 0l1500 3000h-3000zM1500 447l-1176 2353h2353z"/>
    <draw:marker draw:name="Extrémités_20_de_20_flèche_20_2" draw:display-name="Extrémités de flèche 2" svg:viewBox="0 0 3000 6000" svg:d="M1500 0l1500 3000-1500 3000-1500-3000zM1500 447l-1276 2553 1276 2553 1276-2553z"/>
    <draw:marker draw:name="Extrémités_20_de_20_flèche_20_3" draw:display-name="Extrémités de flèche 3" svg:viewBox="0 0 3000 6000" svg:d="M1500 0l1500 3000-1500 3000-1500-3000z"/>
    <draw:marker draw:name="Extrémités_20_de_20_flèche_20_4" draw:display-name="Extrémités de flèche 4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3:46:20.946684386</meta:creation-date>
    <dc:date>2015-06-08T15:40:43.521080834</dc:date>
    <meta:editing-duration>PT38M46S</meta:editing-duration>
    <meta:editing-cycles>13</meta:editing-cycles>
    <meta:generator>LibreOffice/4.2.8.2$Linux_X86_64 LibreOffice_project/420m0$Build-2</meta:generator>
    <meta:document-statistic meta:object-count="55"/>
  </office:meta>
</office:document-meta>
</file>